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1_Einführung/Strings-in-Konsole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>s = 'Hallo Welt'</text:p>
      <text:p text:style-name="Standard"/>
      <text:p text:style-name="Standard">s.length;</text:p>
      <text:p text:style-name="Standard"><text:tab/></text:p>
      <text:p text:style-name="Standard">"Hallo Welt".length;<text:tab/> </text:p>
      <text:p text:style-name="Standard"/>
      <text:p text:style-name="Standard">s.charAt(7);<text:tab/><text:tab/><text:tab/><text:tab/>____________________________<text:tab/></text:p>
      <text:p text:style-name="Standard"/>
      <text:p text:style-name="Standard">___________________________<text:tab/>- W<text:tab/><text:tab/><text:tab/><text:tab/><text:tab/><text:tab/></text:p>
      <text:p text:style-name="Standard"/>
      <text:p text:style-name="Standard">s.concat("!");<text:tab/><text:tab/><text:tab/><text:tab/>____________________________</text:p>
      <text:p text:style-name="Standard"/>
      <text:p text:style-name="Standard">s = s. Concat("!");<text:tab/><text:tab/><text:tab/>____________________________</text:p>
      <text:p text:style-name="Standard"/>
      <text:p text:style-name="Standard">s + '!';<text:tab/><text:tab/><text:tab/><text:tab/><text:tab/>____________________________</text:p>
      <text:p text:style-name="Standard"/>
      <text:p text:style-name="Standard">s += <text:s/>'!';<text:tab/><text:tab/><text:tab/><text:tab/>____________________________</text:p>
      <text:p text:style-name="Standard"/>
      <text:p text:style-name="Standard">s.substring(1,7);<text:tab/></text:p>
      <text:p text:style-name="Standard">___________________________<text:tab/>- Hallo raus greifen<text:tab/></text:p>
      <text:p text:style-name="Standard">___________________________<text:tab/>- Welt raus greifen<text:tab/><text:tab/></text:p>
      <text:p text:style-name="Standard"/>
      <text:p text:style-name="Standard">s.substr(1,7);</text:p>
      <text:p text:style-name="Standard">___________________________<text:tab/>- Hallo raus greifen<text:tab/></text:p>
      <text:p text:style-name="Standard">___________________________<text:tab/>- Welt raus greifen<text:tab/></text:p>
      <text:p text:style-name="Standard"/>
      <text:p text:style-name="Standard">s.indexOf("llo W");<text:tab/><text:tab/><text:tab/>___________________________________</text:p>
      <text:p text:style-name="Standard"><text:tab/></text:p>
      <text:p text:style-name="Standard"/>
      <text:p text:style-name="Standard">s <text:s/>= 3;</text:p>
      <text:p text:style-name="Standard"/>
      <text:p text:style-name="Standard">isNaN(s)<text:tab/><text:tab/><text:tab/><text:tab/>___________________________________</text:p>
      <text:p text:style-name="Standard"/>
      <text:p text:style-name="Standard">s == 3<text:tab/><text:tab/><text:tab/><text:tab/><text:tab/>___________________________________</text:p>
      <text:p text:style-name="Standard"/>
      <text:p text:style-name="Standard">s = '3';</text:p>
      <text:p text:style-name="Standard"/>
      <text:p text:style-name="Standard">s == 3<text:tab/><text:tab/><text:tab/><text:tab/><text:tab/>__________________________________</text:p>
      <text:p text:style-name="Standard"/>
      <text:p text:style-name="Standard">s === 3<text:tab/><text:tab/><text:tab/><text:tab/>__________________________________</text:p>
      <text:p text:style-name="Standard"/>
      <text:p text:style-name="Standard">typeof(s)<text:tab/><text:tab/><text:tab/><text:tab/>__________________________________</text:p>
      <text:p text:style-name="Standard"/>
      <text:p text:style-name="Standard">s.big();<text:tab/></text:p>
      <text:p text:style-name="Standard"/>
      <text:p text:style-name="Standard">s.bold();</text:p>
      <text:p text:style-name="Standard"/>
      <text:p text:style-name="Standard">s.fixed();</text:p>
      <text:p text:style-name="Standard"><text:soft-page-break/></text:p>
      <text:p text:style-name="Standard">s.fontcolor("blue");</text:p>
      <text:p text:style-name="Standard"/>
      <text:p text:style-name="Standard">s.fontsize(16);</text:p>
      <text:p text:style-name="Standard"/>
      <text:p text:style-name="Standard">s.italics();</text:p>
      <text:p text:style-name="Standard"/>
      <text:p text:style-name="Standard">s.link("www.w3schools.com");</text:p>
      <text:p text:style-name="Standard"/>
      <text:p text:style-name="Standard">s.small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3T11:57:02.42</meta:creation-date>
    <meta:editing-duration>PT1H36M40S</meta:editing-duration>
    <meta:editing-cycles>13</meta:editing-cycles>
    <meta:generator>OpenOffice/4.1.1$Win32 OpenOffice.org_project/411m6$Build-9775</meta:generator>
    <dc:date>2016-01-27T12:17:08.95</dc:date>
    <dc:creator>Yvonne Fitzgerald</dc:creator>
    <meta:document-statistic meta:table-count="1" meta:image-count="0" meta:object-count="0" meta:page-count="2" meta:paragraph-count="39" meta:word-count="93" meta:character-count="1086"/>
  </office:meta>
</office:document-meta>
</file>